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82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56.81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37.87mm"/>
    </style:style>
    <style:style style:name="co6" style:family="table-column">
      <style:table-column-properties fo:break-before="auto" style:column-width="28.91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2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廠區安全衛生檢查表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　　　　　　<text:span text:style-name="T1">廠區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檢驗項目</text:p>
          </table:table-cell>
          <table:table-cell table:style-name="ce10" office:value-type="string" calcext:value-type="string">
            <text:p>待改善事項</text:p>
          </table:table-cell>
          <table:table-cell table:style-name="ce10" office:value-type="string" calcext:value-type="string">
            <text:p>說明</text:p>
          </table:table-cell>
          <table:table-cell table:style-name="ce10" office:value-type="string" calcext:value-type="string">
            <text:p>備註</text:p>
          </table:table-cell>
          <table:table-cell table:style-name="ce17" office:value-type="string" calcext:value-type="string">
            <text:p>覆檢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消防栓</text:p>
          </table:table-cell>
          <table:table-cell table:style-name="ce11" office:value-type="string" calcext:value-type="string">
            <text:p> <text:span text:style-name="T1">□無法使用</text:span><text:span text:style-name="T2"> </text:span><text:span text:style-name="T3">□道路阻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滅火器</text:p>
          </table:table-cell>
          <table:table-cell table:style-name="ce11" office:value-type="string" calcext:value-type="string">
            <text:p> <text:span text:style-name="T1">□失效</text:span><text:span text:style-name="T2"> </text:span><text:span text:style-name="T3">□走道阻塞</text:span><text:span text:style-name="T2"> </text:span><text:span text:style-name="T3">□缺少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走道</text:p>
          </table:table-cell>
          <table:table-cell table:style-name="ce11" office:value-type="string" calcext:value-type="string">
            <text:p> <text:span text:style-name="T1">□阻塞</text:span><text:span text:style-name="T2"> </text:span><text:span text:style-name="T3">□髒亂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門</text:p>
          </table:table-cell>
          <table:table-cell table:style-name="ce11" office:value-type="string" calcext:value-type="string">
            <text:p> <text:span text:style-name="T1">□阻塞</text:span><text:span text:style-name="T2"> </text:span><text:span text:style-name="T3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窗</text:p>
          </table:table-cell>
          <table:table-cell table:style-name="ce11" office:value-type="string" calcext:value-type="string">
            <text:p> <text:span text:style-name="T1">□損壞</text:span><text:span text:style-name="T2"> </text:span><text:span text:style-name="T3">□不清潔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地板</text:p>
          </table:table-cell>
          <table:table-cell table:style-name="ce11" office:value-type="string" calcext:value-type="string">
            <text:p> <text:span text:style-name="T1">□不潔</text:span><text:span text:style-name="T2"> </text:span><text:span text:style-name="T3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廠房</text:p>
          </table:table-cell>
          <table:table-cell table:style-name="ce11" office:value-type="string" calcext:value-type="string">
            <text:p> <text:span text:style-name="T1">□破損</text:span><text:span text:style-name="T2"> </text:span><text:span text:style-name="T3">□漏水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樓梯</text:p>
          </table:table-cell>
          <table:table-cell table:style-name="ce11" office:value-type="string" calcext:value-type="string">
            <text:p> <text:span text:style-name="T1">□損壞</text:span><text:span text:style-name="T2"> </text:span><text:span text:style-name="T3">□阻塞</text:span><text:span text:style-name="T2"> </text:span><text:span text:style-name="T3">□髒亂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廁所</text:p>
          </table:table-cell>
          <table:table-cell table:style-name="ce11" office:value-type="string" calcext:value-type="string">
            <text:p> <text:span text:style-name="T1">□髒臭</text:span><text:span text:style-name="T2"> </text:span><text:span text:style-name="T3">□漏水</text:span><text:span text:style-name="T2"> </text:span><text:span text:style-name="T3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辦公桌椅</text:p>
          </table:table-cell>
          <table:table-cell table:style-name="ce11" office:value-type="string" calcext:value-type="string">
            <text:p> <text:span text:style-name="T1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餐廳桌椅</text:p>
          </table:table-cell>
          <table:table-cell table:style-name="ce11" office:value-type="string" calcext:value-type="string">
            <text:p> <text:span text:style-name="T1">□損壞</text:span><text:span text:style-name="T2"> </text:span><text:span text:style-name="T3">□污損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工作桌椅</text:p>
          </table:table-cell>
          <table:table-cell table:style-name="ce11" office:value-type="string" calcext:value-type="string">
            <text:p> <text:span text:style-name="T1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廠房四週</text:p>
          </table:table-cell>
          <table:table-cell table:style-name="ce11" office:value-type="string" calcext:value-type="string">
            <text:p> <text:span text:style-name="T1">□髒亂</text:span><text:span text:style-name="T2"> </text:span><text:span text:style-name="T3">□荒棄未用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一般機器</text:p>
          </table:table-cell>
          <table:table-cell table:style-name="ce11" office:value-type="string" calcext:value-type="string">
            <text:p> <text:span text:style-name="T1">□保養不良</text:span><text:span text:style-name="T2"> </text:span><text:span text:style-name="T3">□基礎鬆動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空壓機</text:p>
          </table:table-cell>
          <table:table-cell table:style-name="ce11" office:value-type="string" calcext:value-type="string">
            <text:p> <text:span text:style-name="T1">□基礎不穩</text:span><text:span text:style-name="T2"> </text:span><text:span text:style-name="T3">□保養不良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插座、開關</text:p>
          </table:table-cell>
          <table:table-cell table:style-name="ce11" office:value-type="string" calcext:value-type="string">
            <text:p> <text:span text:style-name="T1">□損壞</text:span><text:span text:style-name="T2"> </text:span><text:span text:style-name="T3">□不安全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電線</text:p>
          </table:table-cell>
          <table:table-cell table:style-name="ce11" office:value-type="string" calcext:value-type="string">
            <text:p> <text:span text:style-name="T1">□損壞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給水</text:p>
          </table:table-cell>
          <table:table-cell table:style-name="ce11" office:value-type="string" calcext:value-type="string">
            <text:p> <text:span text:style-name="T1">□漏水</text:span><text:span text:style-name="T2"> </text:span><text:span text:style-name="T3">□排水不良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倉庫</text:p>
          </table:table-cell>
          <table:table-cell table:style-name="ce11" office:value-type="string" calcext:value-type="string">
            <text:p> <text:span text:style-name="T1">□零亂</text:span><text:span text:style-name="T2"> </text:span><text:span text:style-name="T3">□防火防盜不良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4" office:value-type="string" calcext:value-type="string">
            <text:p>廢料</text:p>
          </table:table-cell>
          <table:table-cell table:style-name="ce11" office:value-type="string" calcext:value-type="string">
            <text:p> <text:span text:style-name="T1">□未處理</text:span><text:span text:style-name="T2"> </text:span><text:span text:style-name="T3">□放置零亂</text:span></text:p>
          </table:table-cell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其他</text:p>
          </table:table-cell>
          <table:covered-table-cell table:style-name="ce12"/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1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16" table:number-columns-repeated="2"/>
          <table:table-cell table:style-name="ce19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60">
          <table:table-cell table:number-columns-repeated="102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48:00</meta:creation-date>
    <dc:creator>Joyce</dc:creator>
    <dc:date>2004-04-19T14:51:01</dc:date>
    <meta:print-date>2004-04-19T14:50:12</meta:print-date>
    <meta:document-statistic meta:table-count="1" meta:cell-count="4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